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59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rotation-align="none"/>
    </style:style>
    <style:style style:name="ce11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Pivot_20_Table_20_Category">
      <style:table-cell-properties fo:border-bottom="none" fo:background-color="#ffffff" style:cell-protect="protected" style:print-content="tru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ffffff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Comma" style:data-style-name="N16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1" style:family="table-cell" style:parent-style-name="Default" style:data-style-name="N3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9" style:family="table-cell" style:parent-style-name="Excel_20_Built-in_20_Comma" style:data-style-name="N161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2">
      <style:table-cell-properties fo:background-color="#ffffff" style:rotation-align="none"/>
    </style:style>
    <style:style style:name="ce26" style:family="table-cell" style:parent-style-name="Default">
      <style:table-cell-properties fo:border-bottom="none" fo:background-color="#ffffff" style:diagonal-bl-tr="none" style:diagonal-tl-br="none" fo:border-left="none" fo:border-right="0.06pt solid #000000" style:rotation-align="none" fo:border-top="0.06pt solid #000000"/>
    </style:style>
    <style:style style:name="ce27" style:family="table-cell" style:parent-style-name="Default">
      <style:table-cell-properties fo:border-bottom="none" fo:background-color="#ffffff" style:diagonal-bl-tr="none" style:diagonal-tl-br="none" fo:border-left="none" fo:border-right="0.06pt solid #000000" style:rotation-align="none" fo:border-top="none"/>
    </style:style>
    <style:style style:name="ce41" style:family="table-cell" style:parent-style-name="Default">
      <style:table-cell-properties fo:border-bottom="0.06pt solid #000000" fo:background-color="#ffffff" style:diagonal-bl-tr="none" style:diagonal-tl-br="none" fo:border-left="none" fo:border-right="0.06pt solid #000000" style:rotation-align="none" fo:border-top="none"/>
    </style:style>
    <style:style style:name="ce42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5" style:family="table-cell" style:parent-style-name="Default" style:data-style-name="N2">
      <style:table-cell-properties fo:border-bottom="none" fo:background-color="#ffffff" fo:border-left="0.06pt solid #000000" fo:border-right="0.06pt solid #000000" fo:border-top="none"/>
    </style:style>
    <style:style style:name="ce50" style:family="table-cell" style:parent-style-name="Default" style:data-style-name="N2">
      <style:table-cell-properties fo:border-bottom="0.06pt solid #000000" fo:background-color="#ffffff" fo:border-left="0.06pt solid #000000" fo:border-right="0.06pt solid #000000" fo:border-top="none"/>
    </style:style>
    <style:style style:name="ce53" style:family="table-cell" style:parent-style-name="Default" style:data-style-name="N2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default-cell-style-name="ce11"/>
        <table:table-column table:style-name="co1" table:visibility="collapse" table:number-columns-repeated="3" table:default-cell-style-name="ce11"/>
        <table:table-column table:style-name="co1" table:number-columns-repeated="6" table:default-cell-style-name="ce53"/>
        <table:table-column table:style-name="co1" table:number-columns-repeated="1013" table:default-cell-style-name="ce11"/>
        <table:table-row table:style-name="ro1">
          <table:table-cell table:style-name="ce1"/>
          <table:table-cell table:style-name="ce8" office:value-type="string" calcext:value-type="string">
            <text:p>COSTO DE PERSONAL EXTERNO</text:p>
          </table:table-cell>
          <table:table-cell table:style-name="ce15" office:value-type="string" office:string-value="USD $" calcext:value-type="string">
            <text:p><text:s/>USD $ </text:p>
          </table:table-cell>
          <table:table-cell table:style-name="ce26"/>
          <table:table-cell/>
          <table:table-cell table:style-name="ce42" office:value-type="string" calcext:value-type="string">
            <text:p>VALOR </text:p>
          </table:table-cell>
          <table:table-cell table:style-name="ce42" office:value-type="string" calcext:value-type="string">
            <text:p>IVA</text:p>
          </table:table-cell>
          <table:table-cell table:style-name="ce42" office:value-type="string" calcext:value-type="string">
            <text:p>TOTAL</text:p>
          </table:table-cell>
          <table:table-cell table:style-name="ce42" office:value-type="string" calcext:value-type="string">
            <text:p>R Fuente</text:p>
          </table:table-cell>
          <table:table-cell table:style-name="ce42" office:value-type="string" calcext:value-type="string">
            <text:p>R Iva</text:p>
          </table:table-cell>
          <table:table-cell table:style-name="ce42" office:value-type="string" calcext:value-type="string">
            <text:p>Retencion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9" office:value-type="string" calcext:value-type="string">
            <text:p>PRODUCTORA DE AUDIO VISUALES DUNNFILMS C. LTDA.</text:p>
          </table:table-cell>
          <table:table-cell table:style-name="ce16" office:value-type="float" office:value="28197" calcext:value-type="float">
            <text:p>28,197</text:p>
          </table:table-cell>
          <table:table-cell table:style-name="ce27"/>
          <table:table-cell/>
          <table:table-cell table:style-name="ce45" office:value-type="float" office:value="32407.94" calcext:value-type="float">
            <text:p>32407.94</text:p>
          </table:table-cell>
          <table:table-cell table:style-name="ce45" office:value-type="float" office:value="3383.62" calcext:value-type="float">
            <text:p>3383.62</text:p>
          </table:table-cell>
          <table:table-cell table:style-name="ce45" table:formula="of:=SUM([.F2:.G2])" office:value-type="float" office:value="35791.56" calcext:value-type="float">
            <text:p>35791.56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563.93" calcext:value-type="float">
            <text:p>563.93</text:p>
          </table:table-cell>
          <table:table-cell table:style-name="ce45" table:formula="of:=SUM([.I2:.J2])" office:value-type="float" office:value="563.93" calcext:value-type="float">
            <text:p>563.93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9" office:value-type="string" calcext:value-type="string">
            <text:p>REPPARSA S.A.</text:p>
          </table:table-cell>
          <table:table-cell table:style-name="ce16" office:value-type="float" office:value="11000" calcext:value-type="float">
            <text:p>11,000</text:p>
          </table:table-cell>
          <table:table-cell table:style-name="ce27"/>
          <table:table-cell/>
          <table:table-cell table:style-name="ce45" office:value-type="float" office:value="11000" calcext:value-type="float">
            <text:p>11000.00</text:p>
          </table:table-cell>
          <table:table-cell table:style-name="ce45" table:formula="of:=[.F3]*0.12" office:value-type="float" office:value="1320" calcext:value-type="float">
            <text:p>1320.00</text:p>
          </table:table-cell>
          <table:table-cell table:style-name="ce45" table:formula="of:=SUM([.F3:.G3])" office:value-type="float" office:value="12320" calcext:value-type="float">
            <text:p>12320.00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220" calcext:value-type="float">
            <text:p>220.00</text:p>
          </table:table-cell>
          <table:table-cell table:style-name="ce45" table:formula="of:=SUM([.I3:.J3])" office:value-type="float" office:value="220" calcext:value-type="float">
            <text:p>220.0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FARINA GARCIA RONALD FELIPE</text:p>
          </table:table-cell>
          <table:table-cell table:style-name="ce16" office:value-type="float" office:value="10000" calcext:value-type="float">
            <text:p>10,000</text:p>
          </table:table-cell>
          <table:table-cell table:style-name="ce27"/>
          <table:table-cell/>
          <table:table-cell table:style-name="ce45" office:value-type="float" office:value="14000" calcext:value-type="float">
            <text:p>14000.00</text:p>
          </table:table-cell>
          <table:table-cell table:style-name="ce45" office:value-type="float" office:value="0" calcext:value-type="float">
            <text:p>0.00</text:p>
          </table:table-cell>
          <table:table-cell table:style-name="ce45" table:formula="of:=SUM([.F4:.G4])" office:value-type="float" office:value="14000" calcext:value-type="float">
            <text:p>14000.00</text:p>
          </table:table-cell>
          <table:table-cell table:style-name="ce45" office:value-type="float" office:value="800" calcext:value-type="float">
            <text:p>800.00</text:p>
          </table:table-cell>
          <table:table-cell table:style-name="ce45" office:value-type="float" office:value="0" calcext:value-type="float">
            <text:p>0.00</text:p>
          </table:table-cell>
          <table:table-cell table:style-name="ce45" table:formula="of:=SUM([.I4:.J4])" office:value-type="float" office:value="800" calcext:value-type="float">
            <text:p>800.00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9" office:value-type="string" calcext:value-type="string">
            <text:p>PAVICICH CLAVIJO KATHERINE ELOISA</text:p>
          </table:table-cell>
          <table:table-cell table:style-name="ce16" office:value-type="float" office:value="7685" calcext:value-type="float">
            <text:p>7,685</text:p>
          </table:table-cell>
          <table:table-cell table:style-name="ce27"/>
          <table:table-cell/>
          <table:table-cell table:style-name="ce45" office:value-type="float" office:value="7879" calcext:value-type="float">
            <text:p>7879.00</text:p>
          </table:table-cell>
          <table:table-cell table:style-name="ce45" table:formula="of:=[.F5]*0.12" office:value-type="float" office:value="945.48" calcext:value-type="float">
            <text:p>945.48</text:p>
          </table:table-cell>
          <table:table-cell table:style-name="ce45" table:formula="of:=SUM([.F5:.G5])" office:value-type="float" office:value="8824.48" calcext:value-type="float">
            <text:p>8824.48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819.42" calcext:value-type="float">
            <text:p>819.42</text:p>
          </table:table-cell>
          <table:table-cell table:style-name="ce45" table:formula="of:=SUM([.I5:.J5])" office:value-type="float" office:value="819.42" calcext:value-type="float">
            <text:p>819.42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21" office:value-type="string" calcext:value-type="string">
            <text:p>JENNY VERONICA ALVEAR CUCALON</text:p>
          </table:table-cell>
          <table:table-cell table:style-name="ce31" office:value-type="float" office:value="9966" calcext:value-type="float">
            <text:p>9,966</text:p>
          </table:table-cell>
          <table:table-cell table:style-name="ce41"/>
          <table:table-cell/>
          <table:table-cell table:style-name="ce45" office:value-type="float" office:value="14056.68" calcext:value-type="float">
            <text:p>14056.68</text:p>
          </table:table-cell>
          <table:table-cell table:style-name="ce45" office:value-type="float" office:value="1558.49" calcext:value-type="float">
            <text:p>1558.49</text:p>
          </table:table-cell>
          <table:table-cell table:style-name="ce45" table:formula="of:=SUM([.F6:.G6])" office:value-type="float" office:value="15615.17" calcext:value-type="float">
            <text:p>15615.17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11705.13" calcext:value-type="float">
            <text:p>11705.13</text:p>
          </table:table-cell>
          <table:table-cell table:style-name="ce45" table:formula="of:=SUM([.I6:.J6])" office:value-type="float" office:value="11705.13" calcext:value-type="float">
            <text:p>11705.13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TOTAL</text:p>
          </table:table-cell>
          <table:table-cell table:style-name="ce18" table:formula="of:=SUM([.C2:.C6])" office:value-type="float" office:value="66848" calcext:value-type="float">
            <text:p>66,848</text:p>
          </table:table-cell>
          <table:table-cell table:style-name="ce7"/>
          <table:table-cell/>
          <table:table-cell table:style-name="ce45" table:number-columns-repeated="6"/>
          <table:table-cell table:number-columns-repeated="1013"/>
        </table:table-row>
        <table:table-row table:style-name="ro1" table:number-rows-repeated="2">
          <table:table-cell table:style-name="ce6" table:number-columns-repeated="2"/>
          <table:table-cell table:style-name="ce19"/>
          <table:table-cell table:style-name="ce7"/>
          <table:table-cell/>
          <table:table-cell table:style-name="ce45" table:number-columns-repeated="6"/>
          <table:table-cell table:number-columns-repeated="1013"/>
        </table:table-row>
        <table:table-row table:style-name="ro1">
          <table:table-cell table:style-name="ce1"/>
          <table:table-cell table:style-name="ce8" office:value-type="string" calcext:value-type="string">
            <text:p>COSTO DE LOGISTICA</text:p>
          </table:table-cell>
          <table:table-cell table:style-name="ce15" office:value-type="string" office:string-value="USD $" calcext:value-type="string">
            <text:p><text:s/>USD $ </text:p>
          </table:table-cell>
          <table:table-cell table:style-name="ce26"/>
          <table:table-cell/>
          <table:table-cell table:style-name="ce45" table:number-columns-repeated="6"/>
          <table:table-cell table:number-columns-repeated="1013"/>
        </table:table-row>
        <table:table-row table:style-name="ro2">
          <table:table-cell table:style-name="ce1"/>
          <table:table-cell table:style-name="ce9" office:value-type="string" calcext:value-type="string">
            <text:p>CARLOS JAVIER DELGADO FIGUEROA</text:p>
          </table:table-cell>
          <table:table-cell table:style-name="ce16" office:value-type="float" office:value="22717" calcext:value-type="float">
            <text:p>22,717</text:p>
          </table:table-cell>
          <table:table-cell table:style-name="ce27"/>
          <table:table-cell/>
          <table:table-cell table:style-name="ce45"/>
          <table:table-cell table:style-name="ce45" table:formula="of:=[.F11]*0.12" office:value-type="float" office:value="0" calcext:value-type="float">
            <text:p>0.00</text:p>
          </table:table-cell>
          <table:table-cell table:style-name="ce45" table:formula="of:=SUM([.F11:.G11])" office:value-type="float" office:value="0" calcext:value-type="float">
            <text:p>0.00</text:p>
          </table:table-cell>
          <table:table-cell table:style-name="ce45" table:formula="of:=[.F11]*0.25" office:value-type="float" office:value="0" calcext:value-type="float">
            <text:p>0.00</text:p>
          </table:table-cell>
          <table:table-cell table:style-name="ce45" table:formula="of:=[.G11]*1" office:value-type="float" office:value="0" calcext:value-type="float">
            <text:p>0.00</text:p>
          </table:table-cell>
          <table:table-cell table:style-name="ce45" table:formula="of:=SUM([.I11:.J11])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ALVAREZ PACHECHO JAIME RICARDO</text:p>
          </table:table-cell>
          <table:table-cell table:style-name="ce16" office:value-type="float" office:value="19064" calcext:value-type="float">
            <text:p>19,064</text:p>
          </table:table-cell>
          <table:table-cell table:style-name="ce27"/>
          <table:table-cell/>
          <table:table-cell table:style-name="ce45" office:value-type="float" office:value="29072.78" calcext:value-type="float">
            <text:p>29072.78</text:p>
          </table:table-cell>
          <table:table-cell table:style-name="ce45" office:value-type="float" office:value="3474.96" calcext:value-type="float">
            <text:p>3474.96</text:p>
          </table:table-cell>
          <table:table-cell table:style-name="ce45" table:formula="of:=SUM([.F12:.G12])" office:value-type="float" office:value="32547.74" calcext:value-type="float">
            <text:p>32547.74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3161.68" calcext:value-type="float">
            <text:p>3161.68</text:p>
          </table:table-cell>
          <table:table-cell table:style-name="ce45" table:formula="of:=SUM([.I12:.J12])" office:value-type="float" office:value="3161.68" calcext:value-type="float">
            <text:p>3161.68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NATIONAL TOURS</text:p>
          </table:table-cell>
          <table:table-cell table:style-name="ce16" office:value-type="float" office:value="25076" calcext:value-type="float">
            <text:p>25,076</text:p>
          </table:table-cell>
          <table:table-cell table:style-name="ce27"/>
          <table:table-cell/>
          <table:table-cell table:style-name="ce45" office:value-type="float" office:value="25075.97" calcext:value-type="float">
            <text:p>25075.97</text:p>
          </table:table-cell>
          <table:table-cell table:style-name="ce45" office:value-type="float" office:value="0" calcext:value-type="float">
            <text:p>0.00</text:p>
          </table:table-cell>
          <table:table-cell table:style-name="ce45" table:formula="of:=SUM([.F13:.G13])" office:value-type="float" office:value="25075.97" calcext:value-type="float">
            <text:p>25075.97</text:p>
          </table:table-cell>
          <table:table-cell table:style-name="ce45" office:value-type="float" office:value="0" calcext:value-type="float">
            <text:p>0.00</text:p>
          </table:table-cell>
          <table:table-cell table:style-name="ce45" table:formula="of:=[.G13]*1" office:value-type="float" office:value="0" calcext:value-type="float">
            <text:p>0.00</text:p>
          </table:table-cell>
          <table:table-cell table:style-name="ce45" table:formula="of:=SUM([.I13:.J13])" office:value-type="float" office:value="0" calcext:value-type="float">
            <text:p>0.00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23" office:value-type="string" calcext:value-type="string">
            <text:p>CAMACHO SANCHEZ LOGIST C. LTDA.</text:p>
          </table:table-cell>
          <table:table-cell table:style-name="ce31" office:value-type="float" office:value="7500" calcext:value-type="float">
            <text:p>7,500</text:p>
          </table:table-cell>
          <table:table-cell table:style-name="ce41"/>
          <table:table-cell/>
          <table:table-cell table:style-name="ce45" office:value-type="float" office:value="7500" calcext:value-type="float">
            <text:p>7500.00</text:p>
          </table:table-cell>
          <table:table-cell table:style-name="ce45" office:value-type="float" office:value="0" calcext:value-type="float">
            <text:p>0.00</text:p>
          </table:table-cell>
          <table:table-cell table:style-name="ce45" table:formula="of:=SUM([.F14:.G14])" office:value-type="float" office:value="7500" calcext:value-type="float">
            <text:p>7500.00</text:p>
          </table:table-cell>
          <table:table-cell table:style-name="ce45" office:value-type="float" office:value="75" calcext:value-type="float">
            <text:p>75.00</text:p>
          </table:table-cell>
          <table:table-cell table:style-name="ce45" table:formula="of:=[.G14]*1" office:value-type="float" office:value="0" calcext:value-type="float">
            <text:p>0.00</text:p>
          </table:table-cell>
          <table:table-cell table:style-name="ce45" table:formula="of:=SUM([.I14:.J14])" office:value-type="float" office:value="75" calcext:value-type="float">
            <text:p>75.00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TOTAL</text:p>
          </table:table-cell>
          <table:table-cell table:style-name="ce18" table:formula="of:=SUM([.C11:.C14])" office:value-type="float" office:value="74357" calcext:value-type="float">
            <text:p>74,357</text:p>
          </table:table-cell>
          <table:table-cell table:style-name="ce7"/>
          <table:table-cell/>
          <table:table-cell table:style-name="ce45" table:number-columns-repeated="6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9"/>
          <table:table-cell table:style-name="ce7"/>
          <table:table-cell/>
          <table:table-cell table:style-name="ce45" table:number-columns-repeated="6"/>
          <table:table-cell table:number-columns-repeated="1013"/>
        </table:table-row>
        <table:table-row table:style-name="ro1">
          <table:table-cell table:style-name="ce7" table:number-columns-repeated="2"/>
          <table:table-cell table:style-name="ce20"/>
          <table:table-cell table:style-name="ce7"/>
          <table:table-cell/>
          <table:table-cell table:style-name="ce45" table:number-columns-repeated="6"/>
          <table:table-cell table:number-columns-repeated="1013"/>
        </table:table-row>
        <table:table-row table:style-name="ro1">
          <table:table-cell table:style-name="ce6" table:number-columns-repeated="2"/>
          <table:table-cell table:style-name="ce19"/>
          <table:table-cell table:style-name="ce7"/>
          <table:table-cell/>
          <table:table-cell table:style-name="ce45" table:number-columns-repeated="6"/>
          <table:table-cell table:number-columns-repeated="1013"/>
        </table:table-row>
        <table:table-row table:style-name="ro1">
          <table:table-cell table:style-name="ce1"/>
          <table:table-cell table:style-name="ce8" office:value-type="string" calcext:value-type="string">
            <text:p>COSTOS DIRECTOS DE PRODUCCION</text:p>
          </table:table-cell>
          <table:table-cell table:style-name="ce15" office:value-type="string" office:string-value="USD $" calcext:value-type="string">
            <text:p><text:s/>USD $ </text:p>
          </table:table-cell>
          <table:table-cell table:style-name="ce26"/>
          <table:table-cell/>
          <table:table-cell table:style-name="ce45" table:number-columns-repeated="6"/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FACTORIA ALMACENERA ALMAFACTOR CIA. LTDA.</text:p>
          </table:table-cell>
          <table:table-cell table:style-name="ce16" office:value-type="float" office:value="11059" calcext:value-type="float">
            <text:p>11,059</text:p>
          </table:table-cell>
          <table:table-cell table:style-name="ce27"/>
          <table:table-cell/>
          <table:table-cell table:style-name="ce45" office:value-type="float" office:value="11788.8" calcext:value-type="float">
            <text:p>11788.80</text:p>
          </table:table-cell>
          <table:table-cell table:style-name="ce45" office:value-type="float" office:value="1050.62" calcext:value-type="float">
            <text:p>1050.62</text:p>
          </table:table-cell>
          <table:table-cell table:style-name="ce45" table:formula="of:=SUM([.F20:.G20])" office:value-type="float" office:value="12839.42" calcext:value-type="float">
            <text:p>12839.42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718.56" calcext:value-type="float">
            <text:p>718.56</text:p>
          </table:table-cell>
          <table:table-cell table:style-name="ce45" table:formula="of:=SUM([.I20:.J20])" office:value-type="float" office:value="718.56" calcext:value-type="float">
            <text:p>718.56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NAKATACORP S.A.</text:p>
          </table:table-cell>
          <table:table-cell table:style-name="ce16" office:value-type="float" office:value="25011" calcext:value-type="float">
            <text:p>25,011</text:p>
          </table:table-cell>
          <table:table-cell table:style-name="ce27"/>
          <table:table-cell/>
          <table:table-cell table:style-name="ce45" office:value-type="float" office:value="27650.76" calcext:value-type="float">
            <text:p>27650.76</text:p>
          </table:table-cell>
          <table:table-cell table:style-name="ce45" table:formula="of:=[.F21]*0.12" office:value-type="float" office:value="3318.0912" calcext:value-type="float">
            <text:p>3318.09</text:p>
          </table:table-cell>
          <table:table-cell table:style-name="ce45" table:formula="of:=SUM([.F21:.G21])" office:value-type="float" office:value="30968.8512" calcext:value-type="float">
            <text:p>30968.85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364.87" calcext:value-type="float">
            <text:p>364.87</text:p>
          </table:table-cell>
          <table:table-cell table:style-name="ce45" table:formula="of:=SUM([.I21:.J21])" office:value-type="float" office:value="364.87" calcext:value-type="float">
            <text:p>364.87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BAIRON BONE VELASQUEZ</text:p>
          </table:table-cell>
          <table:table-cell table:style-name="ce16" office:value-type="float" office:value="12485" calcext:value-type="float">
            <text:p>12,485</text:p>
          </table:table-cell>
          <table:table-cell table:style-name="ce27"/>
          <table:table-cell/>
          <table:table-cell table:style-name="ce45" office:value-type="float" office:value="12485" calcext:value-type="float">
            <text:p>12485.00</text:p>
          </table:table-cell>
          <table:table-cell table:style-name="ce45" table:formula="of:=[.F22]*0.12" office:value-type="float" office:value="1498.2" calcext:value-type="float">
            <text:p>1498.20</text:p>
          </table:table-cell>
          <table:table-cell table:style-name="ce45" table:formula="of:=SUM([.F22:.G22])" office:value-type="float" office:value="13983.2" calcext:value-type="float">
            <text:p>13983.20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574.31" calcext:value-type="float">
            <text:p>574.31</text:p>
          </table:table-cell>
          <table:table-cell table:style-name="ce45" table:formula="of:=SUM([.I22:.J22])" office:value-type="float" office:value="574.31" calcext:value-type="float">
            <text:p>574.31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CARLOS JAVIER DELGADO FIGUEROA</text:p>
          </table:table-cell>
          <table:table-cell table:style-name="ce16" office:value-type="float" office:value="41368" calcext:value-type="float">
            <text:p>41,368</text:p>
          </table:table-cell>
          <table:table-cell table:style-name="ce27"/>
          <table:table-cell/>
          <table:table-cell table:style-name="ce45" office:value-type="float" office:value="67088" calcext:value-type="float">
            <text:p>67088.00</text:p>
          </table:table-cell>
          <table:table-cell table:style-name="ce45" table:formula="of:=[.F23]*0.12" office:value-type="float" office:value="8050.56" calcext:value-type="float">
            <text:p>8050.56</text:p>
          </table:table-cell>
          <table:table-cell table:style-name="ce45" table:formula="of:=SUM([.F23:.G23])" office:value-type="float" office:value="75138.56" calcext:value-type="float">
            <text:p>75138.56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4598.54" calcext:value-type="float">
            <text:p>4598.54</text:p>
          </table:table-cell>
          <table:table-cell table:style-name="ce45" table:formula="of:=SUM([.I23:.J23])" office:value-type="float" office:value="4598.54" calcext:value-type="float">
            <text:p>4598.54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BAILA ARENA, LLC</text:p>
          </table:table-cell>
          <table:table-cell table:style-name="ce16" office:value-type="float" office:value="40000" calcext:value-type="float">
            <text:p>40,000</text:p>
          </table:table-cell>
          <table:table-cell table:style-name="ce27"/>
          <table:table-cell/>
          <table:table-cell table:style-name="ce45" office:value-type="float" office:value="40000" calcext:value-type="float">
            <text:p>40000.00</text:p>
          </table:table-cell>
          <table:table-cell table:style-name="ce45" table:formula="of:=[.F24]*0.12" office:value-type="float" office:value="4800" calcext:value-type="float">
            <text:p>4800.00</text:p>
          </table:table-cell>
          <table:table-cell table:style-name="ce45" table:formula="of:=SUM([.F24:.G24])" office:value-type="float" office:value="44800" calcext:value-type="float">
            <text:p>44800.00</text:p>
          </table:table-cell>
          <table:table-cell table:style-name="ce45" table:formula="of:=[.F24]*0.25" office:value-type="float" office:value="10000" calcext:value-type="float">
            <text:p>10000.00</text:p>
          </table:table-cell>
          <table:table-cell table:style-name="ce45" table:formula="of:=[.G24]*1" office:value-type="float" office:value="4800" calcext:value-type="float">
            <text:p>4800.00</text:p>
          </table:table-cell>
          <table:table-cell table:style-name="ce45" table:formula="of:=SUM([.I24:.J24])" office:value-type="float" office:value="14800" calcext:value-type="float">
            <text:p>14800.00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BERMUDA PRODUCTORA S.R.L.</text:p>
          </table:table-cell>
          <table:table-cell table:style-name="ce16" office:value-type="float" office:value="90677" calcext:value-type="float">
            <text:p>90,677</text:p>
          </table:table-cell>
          <table:table-cell table:style-name="ce27"/>
          <table:table-cell/>
          <table:table-cell table:style-name="ce45" office:value-type="float" office:value="90677.07" calcext:value-type="float">
            <text:p>90677.07</text:p>
          </table:table-cell>
          <table:table-cell table:style-name="ce45" table:formula="of:=[.F25]*0.12" office:value-type="float" office:value="10881.2484" calcext:value-type="float">
            <text:p>10881.25</text:p>
          </table:table-cell>
          <table:table-cell table:style-name="ce45" table:formula="of:=SUM([.F25:.G25])" office:value-type="float" office:value="101558.3184" calcext:value-type="float">
            <text:p>101558.32</text:p>
          </table:table-cell>
          <table:table-cell table:style-name="ce45" office:value-type="float" office:value="0" calcext:value-type="float">
            <text:p>0.00</text:p>
          </table:table-cell>
          <table:table-cell table:style-name="ce45" table:formula="of:=[.G25]*1" office:value-type="float" office:value="10881.2484" calcext:value-type="float">
            <text:p>10881.25</text:p>
          </table:table-cell>
          <table:table-cell table:style-name="ce45" table:formula="of:=SUM([.I25:.J25])" office:value-type="float" office:value="10881.2484" calcext:value-type="float">
            <text:p>10881.25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VILLAVICENCIO FIERRO VICTORIA PATRICIA</text:p>
          </table:table-cell>
          <table:table-cell table:style-name="ce16" office:value-type="float" office:value="18263" calcext:value-type="float">
            <text:p>18,263</text:p>
          </table:table-cell>
          <table:table-cell table:style-name="ce27"/>
          <table:table-cell/>
          <table:table-cell table:style-name="ce45" office:value-type="float" office:value="30097.72" calcext:value-type="float">
            <text:p>30097.72</text:p>
          </table:table-cell>
          <table:table-cell table:style-name="ce45" table:formula="of:=[.F26]*0.12" office:value-type="float" office:value="3611.7264" calcext:value-type="float">
            <text:p>3611.73</text:p>
          </table:table-cell>
          <table:table-cell table:style-name="ce45" table:formula="of:=SUM([.F26:.G26])" office:value-type="float" office:value="33709.4464" calcext:value-type="float">
            <text:p>33709.45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3239.55" calcext:value-type="float">
            <text:p>3239.55</text:p>
          </table:table-cell>
          <table:table-cell table:style-name="ce45" table:formula="of:=SUM([.I26:.J26])" office:value-type="float" office:value="3239.55" calcext:value-type="float">
            <text:p>3239.55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MALDONADO BALDA ISRAEL ALBERTO</text:p>
          </table:table-cell>
          <table:table-cell table:style-name="ce16" office:value-type="float" office:value="23733" calcext:value-type="float">
            <text:p>23,733</text:p>
          </table:table-cell>
          <table:table-cell table:style-name="ce27"/>
          <table:table-cell/>
          <table:table-cell table:style-name="ce45" office:value-type="float" office:value="23733.48" calcext:value-type="float">
            <text:p>23733.48</text:p>
          </table:table-cell>
          <table:table-cell table:style-name="ce45" office:value-type="float" office:value="0" calcext:value-type="float">
            <text:p>0.00</text:p>
          </table:table-cell>
          <table:table-cell table:style-name="ce45" table:formula="of:=SUM([.F27:.G27])" office:value-type="float" office:value="23733.48" calcext:value-type="float">
            <text:p>23733.48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1898.68" calcext:value-type="float">
            <text:p>1898.68</text:p>
          </table:table-cell>
          <table:table-cell table:style-name="ce45" table:formula="of:=SUM([.I27:.J27])" office:value-type="float" office:value="1898.68" calcext:value-type="float">
            <text:p>1898.68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0" office:value-type="string" calcext:value-type="string">
            <text:p>ORTEGA GUILLEN JAVIER FRANCISCO</text:p>
          </table:table-cell>
          <table:table-cell table:style-name="ce16" office:value-type="float" office:value="39900" calcext:value-type="float">
            <text:p>39,900</text:p>
          </table:table-cell>
          <table:table-cell table:style-name="ce27"/>
          <table:table-cell/>
          <table:table-cell table:style-name="ce45" office:value-type="float" office:value="39900" calcext:value-type="float">
            <text:p>39900.00</text:p>
          </table:table-cell>
          <table:table-cell table:style-name="ce45" table:formula="of:=[.F28]*0.12" office:value-type="float" office:value="4788" calcext:value-type="float">
            <text:p>4788.00</text:p>
          </table:table-cell>
          <table:table-cell table:style-name="ce45" table:formula="of:=SUM([.F28:.G28])" office:value-type="float" office:value="44688" calcext:value-type="float">
            <text:p>44688.00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798" calcext:value-type="float">
            <text:p>798.00</text:p>
          </table:table-cell>
          <table:table-cell table:style-name="ce45" table:formula="of:=SUM([.I28:.J28])" office:value-type="float" office:value="798" calcext:value-type="float">
            <text:p>798.00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24" office:value-type="string" calcext:value-type="string">
            <text:p>HD LEDVIEW C.A.</text:p>
          </table:table-cell>
          <table:table-cell table:style-name="ce16" office:value-type="float" office:value="34500" calcext:value-type="float">
            <text:p>34,500</text:p>
          </table:table-cell>
          <table:table-cell table:style-name="ce27"/>
          <table:table-cell/>
          <table:table-cell table:style-name="ce45" office:value-type="float" office:value="34500" calcext:value-type="float">
            <text:p>34500.00</text:p>
          </table:table-cell>
          <table:table-cell table:style-name="ce45" table:formula="of:=[.F29]*0.12" office:value-type="float" office:value="4140" calcext:value-type="float">
            <text:p>4140.00</text:p>
          </table:table-cell>
          <table:table-cell table:style-name="ce45" table:formula="of:=SUM([.F29:.G29])" office:value-type="float" office:value="38640" calcext:value-type="float">
            <text:p>38640.00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690" calcext:value-type="float">
            <text:p>690.00</text:p>
          </table:table-cell>
          <table:table-cell table:style-name="ce45" table:formula="of:=SUM([.I29:.J29])" office:value-type="float" office:value="690" calcext:value-type="float">
            <text:p>690.00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24" office:value-type="string" calcext:value-type="string">
            <text:p>MONSERRATE WACON NOELIA ELIZABETH</text:p>
          </table:table-cell>
          <table:table-cell table:style-name="ce16" office:value-type="float" office:value="15480" calcext:value-type="float">
            <text:p>15,480</text:p>
          </table:table-cell>
          <table:table-cell table:style-name="ce27"/>
          <table:table-cell/>
          <table:table-cell table:style-name="ce45" office:value-type="float" office:value="16420" calcext:value-type="float">
            <text:p>16420.00</text:p>
          </table:table-cell>
          <table:table-cell table:style-name="ce45" table:formula="of:=[.F30]*0.12" office:value-type="float" office:value="1970.4" calcext:value-type="float">
            <text:p>1970.40</text:p>
          </table:table-cell>
          <table:table-cell table:style-name="ce45" table:formula="of:=SUM([.F30:.G30])" office:value-type="float" office:value="18390.4" calcext:value-type="float">
            <text:p>18390.40</text:p>
          </table:table-cell>
          <table:table-cell table:style-name="ce45" office:value-type="float" office:value="0" calcext:value-type="float">
            <text:p>0.00</text:p>
          </table:table-cell>
          <table:table-cell table:style-name="ce45" office:value-type="float" office:value="809.84" calcext:value-type="float">
            <text:p>809.84</text:p>
          </table:table-cell>
          <table:table-cell table:style-name="ce45" table:formula="of:=SUM([.I30:.J30])" office:value-type="float" office:value="809.84" calcext:value-type="float">
            <text:p>809.84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23" office:value-type="string" calcext:value-type="string">
            <text:p>RAMON DANILO ALCIVAR TORRES </text:p>
          </table:table-cell>
          <table:table-cell table:style-name="ce31" office:value-type="float" office:value="27200" calcext:value-type="float">
            <text:p>27,200</text:p>
          </table:table-cell>
          <table:table-cell table:style-name="ce41"/>
          <table:table-cell/>
          <table:table-cell table:style-name="ce50" office:value-type="float" office:value="27200" calcext:value-type="float">
            <text:p>27200.00</text:p>
          </table:table-cell>
          <table:table-cell table:style-name="ce50" table:formula="of:=[.F31]*0.12" office:value-type="float" office:value="3264" calcext:value-type="float">
            <text:p>3264.00</text:p>
          </table:table-cell>
          <table:table-cell table:style-name="ce50" table:formula="of:=SUM([.F31:.G31])" office:value-type="float" office:value="30464" calcext:value-type="float">
            <text:p>30464.00</text:p>
          </table:table-cell>
          <table:table-cell table:style-name="ce50" office:value-type="float" office:value="0" calcext:value-type="float">
            <text:p>0.00</text:p>
          </table:table-cell>
          <table:table-cell table:style-name="ce50" office:value-type="float" office:value="1251.2" calcext:value-type="float">
            <text:p>1251.20</text:p>
          </table:table-cell>
          <table:table-cell table:style-name="ce50" table:formula="of:=SUM([.I31:.J31])" office:value-type="float" office:value="1251.2" calcext:value-type="float">
            <text:p>1251.20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12" office:value-type="string" calcext:value-type="string">
            <text:p>TOTAL</text:p>
          </table:table-cell>
          <table:table-cell table:style-name="ce18" table:formula="of:=SUM([.C20:.C31])" office:value-type="float" office:value="379676" calcext:value-type="float">
            <text:p>379,676</text:p>
          </table:table-cell>
          <table:table-cell table:style-name="ce7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1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3P2" style:volatile="true"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family="Arial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 style:data-style-name="N2" text:time-value="10:34:01.8239651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7T14:17:05.154890466</meta:creation-date>
    <dc:date>2020-12-08T10:34:26.618804029</dc:date>
    <meta:editing-duration>PT2H11M52S</meta:editing-duration>
    <meta:editing-cycles>5</meta:editing-cycles>
    <meta:generator>LibreOffice/6.4.6.2$Linux_X86_64 LibreOffice_project/40$Build-2</meta:generator>
    <meta:document-statistic meta:table-count="1" meta:cell-count="185" meta:object-count="0"/>
  </office:meta>
</office:document-meta>
</file>